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5pt solid #000000"/>
    </style:style>
    <style:style style:name="P1" style:family="paragraph" style:parent-style-name="Standard">
      <loext:graphic-properties draw:fill-gradient-name="gradient" draw:fill-hatch-name="hatch"/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d0c81" officeooo:paragraph-rsid="001d0c81"/>
    </style:style>
    <style:style style:name="P2" style:family="paragraph" style:parent-style-name="Standard">
      <style:paragraph-properties fo:text-align="justify" style:justify-single-word="false"/>
      <style:text-properties fo:font-variant="small-caps" fo:font-size="16pt" fo:font-weight="bold" officeooo:rsid="0020e1e2" officeooo:paragraph-rsid="0020e1e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variant="small-caps" fo:font-size="16pt" fo:font-weight="normal" officeooo:rsid="0020e1e2" officeooo:paragraph-rsid="0020e1e2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small-caps" fo:font-size="18pt" fo:font-weight="bold" officeooo:rsid="001d0c81" officeooo:paragraph-rsid="001dfed1" style:font-size-asian="18pt" style:font-weight-asian="bold" style:font-size-complex="18pt" style:font-weight-complex="bold"/>
    </style:style>
    <style:style style:name="P5" style:family="paragraph" style:parent-style-name="Standard">
      <style:text-properties fo:font-variant="small-caps" fo:font-size="12pt" style:text-underline-style="solid" style:text-underline-width="auto" style:text-underline-color="font-color" fo:font-weight="bold" officeooo:rsid="001dfed1" officeooo:paragraph-rsid="001dfed1" style:font-size-asian="12pt" style:font-weight-asian="bold" style:font-size-complex="12pt" style:font-weight-complex="bold"/>
    </style:style>
    <style:style style:name="P6" style:family="paragraph" style:parent-style-name="Standard">
      <style:paragraph-properties>
        <style:tab-stops>
          <style:tab-stop style:position="0.556cm"/>
          <style:tab-stop style:position="1.217cm"/>
        </style:tab-stops>
      </style:paragraph-properties>
      <style:text-properties fo:font-variant="small-caps" fo:font-style="normal" style:text-underline-style="solid" style:text-underline-width="auto" style:text-underline-color="font-color" fo:font-weight="bold" officeooo:rsid="001dfed1" officeooo:paragraph-rsid="001dfed1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rsid="001dfed1" officeooo:paragraph-rsid="001dfed1"/>
    </style:style>
    <style:style style:name="P8" style:family="paragraph" style:parent-style-name="Standard">
      <style:paragraph-properties>
        <style:tab-stops>
          <style:tab-stop style:position="0.556cm"/>
          <style:tab-stop style:position="1.217cm"/>
        </style:tab-stops>
      </style:paragraph-properties>
      <style:text-properties officeooo:rsid="001dfed1" officeooo:paragraph-rsid="001dfed1"/>
    </style:style>
    <style:style style:name="P9" style:family="paragraph" style:parent-style-name="Standard">
      <style:text-properties officeooo:rsid="001dfed1" officeooo:paragraph-rsid="0020e1e2"/>
    </style:style>
    <style:style style:name="P10" style:family="paragraph" style:parent-style-name="Standard">
      <style:paragraph-properties>
        <style:tab-stops>
          <style:tab-stop style:position="0.556cm"/>
          <style:tab-stop style:position="1.217cm"/>
        </style:tab-stops>
      </style:paragraph-properties>
      <style:text-properties fo:font-style="normal" officeooo:rsid="001dfed1" officeooo:paragraph-rsid="001dfed1" style:font-style-asian="normal" style:font-style-complex="normal"/>
    </style:style>
    <style:style style:name="P11" style:family="paragraph" style:parent-style-name="Standard">
      <style:paragraph-properties>
        <style:tab-stops>
          <style:tab-stop style:position="0.291cm"/>
          <style:tab-stop style:position="1.217cm"/>
        </style:tab-stops>
      </style:paragraph-properties>
      <style:text-properties fo:font-style="normal" officeooo:rsid="001dfed1" officeooo:paragraph-rsid="001dfed1" style:font-style-asian="normal" style:font-style-complex="normal"/>
    </style:style>
    <style:style style:name="P12" style:family="paragraph" style:parent-style-name="Standard">
      <style:paragraph-properties>
        <style:tab-stops>
          <style:tab-stop style:position="0.291cm"/>
          <style:tab-stop style:position="1.217cm"/>
        </style:tab-stops>
      </style:paragraph-properties>
      <style:text-properties fo:font-style="normal" fo:font-weight="bold" officeooo:rsid="001dfed1" officeooo:paragraph-rsid="001dfed1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>
        <style:tab-stops>
          <style:tab-stop style:position="0.291cm"/>
          <style:tab-stop style:position="1.217cm"/>
        </style:tab-stops>
      </style:paragraph-properties>
      <style:text-properties fo:font-style="normal" fo:font-weight="normal" officeooo:rsid="001dfed1" officeooo:paragraph-rsid="001dfed1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>
        <style:tab-stops>
          <style:tab-stop style:position="0.291cm"/>
          <style:tab-stop style:position="1.217cm"/>
        </style:tab-stops>
      </style:paragraph-properties>
      <style:text-properties fo:font-style="normal" fo:font-weight="normal" officeooo:rsid="0020e1e2" officeooo:paragraph-rsid="0020e1e2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7" style:family="text">
      <style:text-properties fo:font-variant="small-caps"/>
    </style:style>
    <style:style style:name="T8" style:family="text">
      <style:text-properties fo:font-variant="small-caps" fo:font-size="12pt" style:text-underline-style="solid" style:text-underline-width="auto" style:text-underline-color="font-color" fo:font-weight="bold" officeooo:rsid="001dfed1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6">Prova de Certificação</text:span><text:span text:style-name="T2"><text:tab/>North Viginia (us-east-1)</text:span></text:p>
      <text:p text:style-name="P1"><text:tab/>Leia toda a prova antes de iniciar !</text:p>
      <text:p text:style-name="P7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">Preparativos</text:p>
          </table:table-cell>
        </table:table-row>
      </table:table>
      <text:p text:style-name="P7"/>
      <text:p text:style-name="P5">Key Pair</text:p>
      <text:p text:style-name="P8"><text:tab/><text:span text:style-name="T3">Name</text:span></text:p>
      <text:p text:style-name="P8"><text:tab/><text:tab/><text:span text:style-name="T4">CarlosFilho-ProvaFinal-CloudTreinamentos.pem</text:span></text:p>
      <text:p text:style-name="P10"/>
      <text:p text:style-name="P6">Roles</text:p>
      <text:p text:style-name="P12">- <text:span text:style-name="T7">CodeDeploy</text:span></text:p>
      <text:p text:style-name="P11"><text:span text:style-name="T3"><text:tab/>Name</text:span></text:p>
      <text:p text:style-name="P11"><text:tab/><text:tab/><text:span text:style-name="T4">CarlosFilho-ProvaFinal-CloudTreinamentos-AWSCodeDeployRole</text:span></text:p>
      <text:p text:style-name="P11"><text:tab/><text:span text:style-name="T3">Policy</text:span></text:p>
      <text:p text:style-name="P11"><text:tab/><text:tab/><text:span text:style-name="T4">AWSCodeDeployRole</text:span></text:p>
      <text:p text:style-name="P12"/>
      <text:p text:style-name="P12">- EC2</text:p>
      <text:p text:style-name="P11"><text:tab/><text:span text:style-name="T3">Name</text:span></text:p>
      <text:p text:style-name="P11"><text:tab/><text:tab/><text:span text:style-name="T4">CarlosFilho-ProvaFinal-CloudTreinamentos-AmazonS3ReadOnlyRole</text:span></text:p>
      <text:p text:style-name="P11"><text:tab/><text:span text:style-name="T3">Policy</text:span></text:p>
      <text:p text:style-name="P11"><text:tab/><text:tab/>AmazonS3ReadOnlyAccess</text:p>
      <text:p text:style-name="P11"><text:tab/><text:tab/>AmazonSSMManagedInstanceCore</text:p>
      <text:p text:style-name="P12"/>
      <text:p text:style-name="P12">- RDS</text:p>
      <text:p text:style-name="P12"><text:tab/>Name</text:p>
      <text:p text:style-name="P12"><text:span text:style-name="T10"><text:tab/><text:tab/></text:span><text:span text:style-name="T5">sf</text:span></text:p>
      <text:p text:style-name="P12"><text:span text:style-name="T10"><text:tab/></text:span>Policy</text:p>
      <text:p text:style-name="P13"><text:tab/><text:tab/><text:span text:style-name="T4">dfh</text:span></text:p>
      <text:p text:style-name="P13"/>
      <text:p text:style-name="P9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<text:span text:style-name="T1">01</text:span> <text:span text:style-name="T10">Criar um grupo de usuário chamado “Infraestrutura” com permissão total para todos serviços, dentro deste grupo você deve criar um usuário chamado Mateus.</text:span></text:p>
            <text:p text:style-name="P3">Criar um grupo "Desenvolvimento" com permissão apenas leitura no EC2 e S3, dentro deste grupo você deve criar um usuário chamado Caio.</text:p>
          </table:table-cell>
        </table:table-row>
      </table:table>
      <text:p text:style-name="P9"/>
      <text:p text:style-name="P14">01</text:p>
      <text:p text:style-name="P13">tes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4:16:49.900728627</meta:creation-date>
    <dc:date>2024-10-22T15:13:23.245468788</dc:date>
    <meta:editing-duration>PT18M16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1" meta:paragraph-count="27" meta:word-count="87" meta:character-count="721" meta:non-whitespace-character-count="636"/>
  </office:meta>
</office:document-meta>
</file>